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1c" officeooo:paragraph-rsid="0018351c"/>
    </style:style>
    <style:style style:name="P2" style:family="paragraph" style:parent-style-name="Standard" style:list-style-name="L1">
      <style:text-properties officeooo:rsid="0018351c" officeooo:paragraph-rsid="0018351c"/>
    </style:style>
    <style:style style:name="P3" style:family="paragraph" style:parent-style-name="Standard" style:list-style-name="L1">
      <style:text-properties officeooo:rsid="0018c4e5" officeooo:paragraph-rsid="0018c4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_Feb_20_2016</text:p>
      <text:list xml:id="list5675920122529056816" text:style-name="L1">
        <text:list-item>
          <text:p text:style-name="P2">Check to see if everyone has set up git/yodiz</text:p>
        </text:list-item>
        <text:list-item>
          <text:p text:style-name="P3">Was there any specified paper format that we needed?</text:p>
        </text:list-item>
        <text:list-item>
          <text:p text:style-name="P2">Work on getting the initial stages done: <text:s/>(Get a couple of sentences for each)</text:p>
          <text:list>
            <text:list-item>
              <text:p text:style-name="P2">Sales Pitch</text:p>
            </text:list-item>
            <text:list-item>
              <text:p text:style-name="P2">Target Audience</text:p>
            </text:list-item>
            <text:list-item>
              <text:p text:style-name="P2">Need for application</text:p>
            </text:list-item>
            <text:list-item>
              <text:p text:style-name="P2">Previous Approaches</text:p>
            </text:list-item>
            <text:list-item>
              <text:p text:style-name="P2">Related Work</text:p>
            </text:list-item>
            <text:list-item>
              <text:p text:style-name="P2">Previous Experience</text:p>
            </text:list-item>
          </text:list>
        </text:list-item>
        <text:list-item>
          <text:p text:style-name="P2">Assign people to the Approach/Evaluation. <text:s/>Come up with a goal for what we want completed by next we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9:41:34.244345799</meta:creation-date>
    <dc:date>2016-02-20T09:51:15.92349764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74" meta:character-count="412" meta:non-whitespace-character-count="357"/>
  </office:meta>
</office:document-meta>
</file>